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'Noto Sans', Ubuntu, Cantarell, 'Helvetica Neue', Oxygen, 'Open Sans', sans-serif"/>
    <style:font-face style:name="var ds-font-family-code" svg:font-family="'var ds-font-family-code'"/>
  </office:font-face-decls>
  <office:automatic-styles>
    <style:style style:name="P1" style:family="paragraph" style:parent-style-name="Heading_20_1">
      <style:text-properties fo:font-variant="normal" fo:text-transform="none" fo:color="#000000" loext:opacity="100%" style:text-position="sub 58%" style:font-name="quote-cjk-patch" fo:letter-spacing="normal" fo:font-style="normal" fo:font-weight="normal"/>
    </style:style>
    <style:style style:name="P2" style:family="paragraph" style:parent-style-name="Heading_20_2">
      <style:text-properties fo:font-variant="normal" fo:text-transform="none" fo:color="#000000" loext:opacity="100%" style:text-position="sub 58%" style:font-name="quote-cjk-patch" fo:letter-spacing="normal" fo:font-style="normal" fo:font-weight="bold" style:font-weight-asian="bold" style:font-weight-complex="bold"/>
    </style:style>
    <style:style style:name="P3" style:family="paragraph" style:parent-style-name="Heading_20_2">
      <style:paragraph-properties fo:margin-left="0.1665in" fo:margin-right="0in" fo:line-height="150%" fo:orphans="2" fo:widows="2" fo:text-indent="0in" style:auto-text-indent="false"/>
      <style:text-properties fo:font-variant="normal" fo:text-transform="none" fo:color="#000000" loext:opacity="100%" style:font-name="quote-cjk-patch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quote-cjk-patch" fo:font-size="12pt" fo:letter-spacing="normal" fo:font-style="normal" fo:font-weight="normal"/>
    </style:style>
    <style:style style:name="P5" style:family="paragraph" style:parent-style-name="Heading_20_3">
      <style:text-properties fo:font-variant="normal" fo:text-transform="none" fo:color="#000000" loext:opacity="100%" style:text-position="0% 100%" style:font-name="quote-cjk-patch" fo:letter-spacing="normal" fo:font-style="normal" fo:font-weight="normal"/>
    </style:style>
    <style:style style:name="P6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var ds-font-family-code"/>
    </style:style>
    <style:style style:name="P7" style:family="paragraph" style:parent-style-name="Preformatted_20_Text">
      <style:paragraph-properties fo:margin-top="0in" fo:margin-bottom="0in" style:contextual-spacing="false" fo:padding="0in" fo:border="none"/>
      <style:text-properties style:font-name="var ds-font-family-code"/>
    </style:style>
    <style:style style:name="P8" style:family="paragraph" style:parent-style-name="Standard">
      <style:text-properties style:text-position="sub 58%"/>
    </style:style>
    <style:style style:name="P9" style:family="paragraph" style:parent-style-name="Standard">
      <style:text-properties fo:color="#000000" loext:opacity="100%" style:text-position="sub 58%"/>
    </style:style>
    <style:style style:name="P10" style:family="paragraph" style:parent-style-name="Text_20_body">
      <style:paragraph-properties fo:margin-left="0.0835in" fo:margin-right="0in" fo:margin-top="0in" fo:margin-bottom="0in" style:contextual-spacing="false" style:line-height-at-least="0.1874in" fo:text-indent="0in" style:auto-text-indent="false"/>
      <style:text-properties fo:color="#000000" loext:opacity="100%" style:text-position="0% 100%" loext:padding="0in" loext:border="none"/>
    </style:style>
    <style:style style:name="P11" style:family="paragraph" style:parent-style-name="Text_20_body">
      <style:paragraph-properties fo:margin-left="0.1252in" fo:margin-right="0in" fo:orphans="2" fo:widows="2" fo:text-indent="0in" style:auto-text-indent="false"/>
    </style:style>
    <style:style style:name="P12" style:family="paragraph" style:parent-style-name="Text_20_body" style:list-style-name="L1">
      <style:paragraph-properties fo:margin-left="0in" fo:margin-right="0in" fo:margin-top="0in" fo:margin-bottom="0.0417in" style:contextual-spacing="false" fo:orphans="2" fo:widows="2" fo:text-indent="0in" style:auto-text-indent="false"/>
    </style:style>
    <style:style style:name="P13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quote-cjk-patch" fo:font-size="12pt" fo:letter-spacing="normal" fo:font-style="normal" fo:font-weight="normal"/>
    </style:style>
    <style:style style:name="P14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quote-cjk-patch" fo:font-size="12pt" fo:letter-spacing="normal" fo:font-style="normal" fo:font-weight="normal"/>
    </style:style>
    <style:style style:name="T1" style:family="text">
      <style:text-properties fo:font-variant="normal" fo:text-transform="none" fo:color="#000000" loext:opacity="100%" style:font-name="quote-cjk-patch" fo:font-size="12pt" fo:letter-spacing="normal" fo:font-style="normal" fo:font-weight="bold"/>
    </style:style>
    <style:style style:name="T2" style:family="text">
      <style:text-properties fo:font-variant="normal" fo:text-transform="none" fo:color="#000000" loext:opacity="100%" style:font-name="quote-cjk-patch" fo:font-size="12pt" fo:letter-spacing="normal" fo:font-style="normal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1252in"/>
      </text:list-level-style-number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1252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Тестовое задание: ARP-парсер</text:h>
      <text:p text:style-name="P11"><text:span text:style-name="Strong_20_Emphasis"><text:span text:style-name="T1">Цель: </text:span></text:span><text:span text:style-name="T2">Написать парсер ARP-пакета на языках Erlang и C.</text:span></text:p>
      <text:h text:style-name="P3" text:outline-level="2">Технические требования:</text:h>
      <text:list text:style-name="L1">
        <text:list-item>
          <text:p text:style-name="P12"><text:span text:style-name="Strong_20_Emphasis"><text:span text:style-name="T1">Формат ARP-пакета:</text:span></text:span></text:p>
          <text:list>
            <text:list-item>
              <text:p text:style-name="P13">Hardware type (2 байта)</text:p>
            </text:list-item>
            <text:list-item>
              <text:p text:style-name="P13">Protocol type (2 байта)</text:p>
            </text:list-item>
            <text:list-item>
              <text:p text:style-name="P13">Hardware size (1 байт)</text:p>
            </text:list-item>
            <text:list-item>
              <text:p text:style-name="P13">Protocol size (1 байт)</text:p>
            </text:list-item>
            <text:list-item>
              <text:p text:style-name="P13">Opcode (2 байта)</text:p>
            </text:list-item>
            <text:list-item>
              <text:p text:style-name="P13">Sender MAC (6 байт)</text:p>
            </text:list-item>
            <text:list-item>
              <text:p text:style-name="P13">Sender IP (4 байта)</text:p>
            </text:list-item>
            <text:list-item>
              <text:p text:style-name="P13">Target MAC (6 байт)</text:p>
            </text:list-item>
            <text:list-item>
              <text:p text:style-name="P13">Target IP (4 байта)</text:p>
              <text:p text:style-name="P13"/>
            </text:list-item>
          </text:list>
        </text:list-item>
        <text:list-item>
          <text:p text:style-name="P12"><text:span text:style-name="Strong_20_Emphasis"><text:span text:style-name="T1">Реализация на Erlang:</text:span></text:span></text:p>
          <text:list>
            <text:list-item>
              <text:p text:style-name="P13">Использовать record для хранения состояния</text:p>
            </text:list-item>
            <text:list-item>
              <text:p text:style-name="P13">Функция должна принимать бинарные данные и возвращать заполненный record</text:p>
            </text:list-item>
            <text:list-item>
              <text:p text:style-name="P13">Обработка ошибок (некорректный размер пакета и т.д.)</text:p>
              <text:p text:style-name="P13"/>
            </text:list-item>
          </text:list>
        </text:list-item>
        <text:list-item>
          <text:p text:style-name="P12"><text:span text:style-name="Strong_20_Emphasis"><text:span text:style-name="T1">Реализация на C:</text:span></text:span></text:p>
          <text:list>
            <text:list-item>
              <text:p text:style-name="P13">Использовать структуру для хранения данных</text:p>
            </text:list-item>
            <text:list-item>
              <text:p text:style-name="P13">Функция должна принимать указатель на сырые данные и заполнять структуру</text:p>
            </text:list-item>
            <text:list-item>
              <text:p text:style-name="P13">Проверка корректности данных</text:p>
            </text:list-item>
          </text:list>
        </text:list-item>
      </text:list>
      <text:p text:style-name="P8"/>
      <text:h text:style-name="P2" text:outline-level="2">Критерии оценки:</text:h>
      <text:list text:style-name="L2">
        <text:list-item>
          <text:p text:style-name="P14">Корректность разбора всех полей</text:p>
        </text:list-item>
        <text:list-item>
          <text:p text:style-name="P14">Обработка ошибок (недостаточная длина пакета и т.д.)</text:p>
        </text:list-item>
        <text:list-item>
          <text:p text:style-name="P14">Читаемость кода</text:p>
        </text:list-item>
      </text:list>
      <text:p text:style-name="P4"><text:soft-page-break/></text:p>
      <text:h text:style-name="P5" text:outline-level="3">Пример ARP-пакета (28 байт):</text:h>
      <text:p text:style-name="P10"/>
      <text:p text:style-name="P6">00 01 08 00 06 04 00 01 </text:p>
      <text:p text:style-name="P7">08 00 27 12 34 56 C0 A8 </text:p>
      <text:p text:style-name="P7">01 01 00 00 00 00 00 00 </text:p>
      <text:p text:style-name="P7">C0 A8 01 02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'Noto Sans', Ubuntu, Cantarell, 'Helvetica Neue', Oxygen, 'Open Sans', sans-serif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4T12:16:08.810366993</meta:creation-date>
    <dc:date>2025-07-24T12:18:58.431844259</dc:date>
    <meta:editing-duration>PT2M49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2" meta:paragraph-count="32" meta:word-count="166" meta:character-count="904" meta:non-whitespace-character-count="788"/>
  </office:meta>
</office:document-meta>
</file>